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>
      <style:text-properties fo:background-color="#ff0000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background-color="#00ff00"/>
    </style:style>
    <style:style style:name="T3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ry Notes Part 3</text:p>
      <text:p text:style-name="Standard"/>
      <text:p text:style-name="P1">RECAP</text:p>
      <text:p text:style-name="Standard"/>
      <text:p text:style-name="Standard">Kari spoke with a 42 year music veteran - </text:p>
      <text:p text:style-name="Standard"><text:tab/><text:span text:style-name="T2">he is ok with being filmed</text:span></text:p>
      <text:p text:style-name="Standard"><text:tab/>He is a Cello player</text:p>
      <text:p text:style-name="Standard">JamiKay spoke with faculty coordinator</text:p>
      <text:p text:style-name="Standard"><text:tab/><text:span text:style-name="T2">he is on board as well</text:span> </text:p>
      <text:p text:style-name="Standard"><text:tab/>he hosts conducting classes on FRIDAY </text:p>
      <text:p text:style-name="Standard"><text:tab/><text:tab/>Can use class time to shoot</text:p>
      <text:p text:style-name="Standard">We also should have an answer from Michael Francis' Wife</text:p>
      <text:p text:style-name="Standard"><text:tab/><text:span text:style-name="T3">will know soon.....</text:span></text:p>
      <text:p text:style-name="Standard"/>
      <text:p text:style-name="P2">No word from Jerry Outlaw....</text:p>
      <text:p text:style-name="Standard"><text:tab/>figuring out their interest in this documentary </text:p>
      <text:p text:style-name="Standard"/>
      <text:p text:style-name="Standard"/>
      <text:p text:style-name="P3">WE NEED ANSWERS BY THURSDAY MARCH 2<text:span text:style-name="T1">nd</text:span> </text:p>
      <text:p text:style-name="Standard"/>
      <text:p text:style-name="P3">STILL NEEDED</text:p>
      <text:p text:style-name="Standard"><text:tab/>A historian of music</text:p>
      <text:p text:style-name="Standard"><text:tab/>contact with a radio station that plays classical music</text:p>
      <text:p text:style-name="Standard"><text:tab/>WUSF, MNF</text:p>
      <text:p text:style-name="Standard"/>
      <text:p text:style-name="Standard"/>
      <text:p text:style-name="Standard">Further </text:p>
      <text:p text:style-name="Standard"><text:tab/>Think anout making a bridge between time, like between being a student to a professional</text:p>
      <text:p text:style-name="Standard"><text:tab/>as well as something that can give an overview of the orchestra </text:p>
      <text:p text:style-name="Standard"/>
      <text:p text:style-name="Standard"/>
      <text:p text:style-name="Standard">BE SURE TO GATHER YOUR SCRIPTS AND STORY BOARDS FOR THE PRODUCTION BOOK </text:p>
      <text:p text:style-name="Standard"/>
      <text:p text:style-name="Standard"/>
      <text:p text:style-name="Standard"><text:s/>More notes will be posted as they become available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28:00</meta:creation-date>
    <meta:document-statistic meta:table-count="0" meta:image-count="0" meta:object-count="0" meta:page-count="1" meta:paragraph-count="23" meta:word-count="147" meta:character-count="833"/>
    <dc:date>2017-03-01T13:37:36</dc:date>
    <meta:editing-duration>PT9M36S</meta:editing-duration>
    <meta:editing-cycles>1</meta:editing-cycles>
    <meta:generator>OpenOffice.org/3.4.1$Unix OpenOffice.org_project/341m1$Build-9593</meta:generator>
  </office:meta>
</office:document-meta>
</file>